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Sans" svg:font-family="'Nimbus Sans'" style:font-family-generic="swiss"/>
    <style:font-face style:name="DejaVu Sans" svg:font-family="'DejaVu San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Heading">
      <style:paragraph-properties fo:text-align="end" style:justify-single-word="false"/>
      <style:text-properties style:font-name="DejaVu Sans" officeooo:rsid="001e1592" officeooo:paragraph-rsid="001e1592"/>
    </style:style>
    <style:style style:name="P2" style:family="paragraph" style:parent-style-name="Text_20_body">
      <style:text-properties style:font-name="DejaVu Sans" officeooo:rsid="0025e7a7" officeooo:paragraph-rsid="0025e7a7"/>
    </style:style>
    <style:style style:name="P3" style:family="paragraph" style:parent-style-name="Heading_20_2">
      <style:text-properties style:font-name="DejaVu Sans" officeooo:rsid="001e1592" officeooo:paragraph-rsid="001e1592"/>
    </style:style>
    <style:style style:name="T1" style:family="text">
      <style:text-properties officeooo:rsid="00263c40"/>
    </style:style>
    <style:style style:name="T2" style:family="text">
      <style:text-properties fo:font-style="italic" officeooo:rsid="00278937" style:font-style-asian="italic" style:font-style-complex="italic"/>
    </style:style>
    <style:style style:name="T3" style:family="text">
      <style:text-properties fo:font-style="italic" officeooo:rsid="00284e93" style:font-style-asian="italic" style:font-style-complex="italic"/>
    </style:style>
    <style:style style:name="T4" style:family="text">
      <style:text-properties fo:font-style="italic" officeooo:rsid="002959c6" style:font-style-asian="italic" style:font-style-complex="italic"/>
    </style:style>
    <style:style style:name="T5" style:family="text">
      <style:text-properties fo:font-style="italic" officeooo:rsid="00297083" style:font-style-asian="italic" style:font-style-complex="italic"/>
    </style:style>
    <style:style style:name="T6" style:family="text">
      <style:text-properties fo:font-style="normal" officeooo:rsid="00278937" style:font-style-asian="normal" style:font-style-complex="normal"/>
    </style:style>
    <style:style style:name="T7" style:family="text">
      <style:text-properties fo:font-style="normal" officeooo:rsid="00284e93" style:font-style-asian="normal" style:font-style-complex="normal"/>
    </style:style>
    <style:style style:name="T8" style:family="text">
      <style:text-properties fo:font-style="normal" officeooo:rsid="002959c6" style:font-style-asian="normal" style:font-style-complex="normal"/>
    </style:style>
    <style:style style:name="T9" style:family="text">
      <style:text-properties fo:font-style="normal" officeooo:rsid="00297083" style:font-style-asian="normal" style:font-style-complex="normal"/>
    </style:style>
    <style:style style:name="T10" style:family="text">
      <style:text-properties fo:font-style="normal" officeooo:rsid="002ad473" style:font-style-asian="normal" style:font-style-complex="normal"/>
    </style:style>
    <style:style style:name="T11" style:family="text">
      <style:text-properties fo:font-style="normal" officeooo:rsid="002c6847" style:font-style-asian="normal" style:font-style-complex="normal"/>
    </style:style>
    <style:style style:name="T12" style:family="text">
      <style:text-properties fo:font-style="normal" officeooo:rsid="002e4862" style:font-style-asian="normal" style:font-style-complex="normal"/>
    </style:style>
    <style:style style:name="T13" style:family="text">
      <style:text-properties fo:font-style="normal" officeooo:rsid="002e5c7f" style:font-style-asian="normal" style:font-style-complex="normal"/>
    </style:style>
    <style:style style:name="T14" style:family="text">
      <style:text-properties fo:font-style="normal" officeooo:rsid="00302d79" style:font-style-asian="normal" style:font-style-complex="normal"/>
    </style:style>
    <style:style style:name="T15" style:family="text">
      <style:text-properties fo:font-style="normal" officeooo:rsid="0030b878" style:font-style-asian="normal" style:font-style-complex="normal"/>
    </style:style>
    <style:style style:name="T16" style:family="text">
      <style:text-properties fo:font-style="normal" officeooo:rsid="0031a236" style:font-style-asian="normal" style:font-style-complex="normal"/>
    </style:style>
    <style:style style:name="T17" style:family="text">
      <style:text-properties fo:font-style="normal" officeooo:rsid="003252f9"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vide Masserut 4CIA</text:p>
      <text:h text:style-name="P3" text:outline-level="2">Saggio Breve </text:h>
      <text:p text:style-name="P2">A partire dal Duecento molti letterati italiani hanno iniziato ad apprezzare e utilizzare la lingua parlata <text:span text:style-name="T1">comunemente dal popolo, il volgare,</text:span> <text:span text:style-name="T1">per comporre le proprie opere. Durante quell'epoca in pochi erano in grado di comprendere pienamente il latino, perciò la maggioranza delle opere composte, funzioni religiose comprese, non erano comprese dal popolo. Il più grande estimatore fu sicuramente il fiorentino Dante Alighieri, che con il </text:span><text:span text:style-name="T2">De vulgari eloquentia</text:span><text:span text:style-name="T6"> poté</text:span><text:span text:style-name="T7"> esporre le proprie opinioni sulla superiorità del volgare sulla lingua dei romani. Tuttavia la maggiore diffusione del volgare permise a molti di recitare molte opere, tra le quali la </text:span><text:span text:style-name="T3">Divina Commedia</text:span><text:span text:style-name="T7"> dello stesso Dante, </text:span><text:span text:style-name="T8">senza comprenderle pienamente o rovinandole con modifiche proprie. In particolare Francesco Petrarca si sentì costretto a usare il latino come lingua principale per prevenire lo stesso trattamento subito da altri grandi letterati volgari, come da lui stesso raccontato nelle sue </text:span><text:span text:style-name="T4">Epistole </text:span><text:span text:style-name="T5">famigliari XXI 15</text:span><text:span text:style-name="T9">. </text:span><text:span text:style-name="T10">Viene quindi spontane</text:span><text:span text:style-name="T11">o domandarsi se la cultura letteraria debba </text:span><text:span text:style-name="T13">possa raggiungere</text:span><text:span text:style-name="T12"> i pochi dotati d’istruzione </text:span><text:span text:style-name="T13">o un pubblico più grande e variegato. Ai nostri giorni è ormai chiaro cosa abbia deciso la storia in merito a questo quesito. Infatti la scelta di molti autori di non farsi spaventare dalle possibili parodie popolari ha </text:span><text:span text:style-name="T14">contribuito</text:span><text:span text:style-name="T13"> </text:span><text:span text:style-name="T14">al</text:span><text:span text:style-name="T13">l’evoluzione dei volgari della penisola italiana in quella che oggi chiamiamo lingua italiana. </text:span><text:span text:style-name="T14">È anche vero però </text:span><text:span text:style-name="T15">la società del Basso Medio era molto diversa rispetto a quella attuale, in cui c’era una netta divisione all’interno della società stessa, e quindi l’idea di mantenere la cultura letteraria esclusiva poteva sembrare plausibile. </text:span><text:span text:style-name="T16">In conclusione </text:span><text:span text:style-name="T17">l’uso della lingua naturale per ogni persona è sicuramente preferibile a una lingua che già settecento anni fa era esclusiva di poch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Sans" svg:font-family="'Nimbus Sans'" style:font-family-generic="swiss"/>
    <style:font-face style:name="DejaVu Sans" svg:font-family="'DejaVu San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Sans" fo:font-size="12pt" fo:language="it" fo:country="IT" style:letter-kerning="true" style:font-name-asian="Noto Sans CJK JP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Sans" fo:font-size="12pt" fo:language="it" fo:country="IT" style:letter-kerning="true" style:font-name-asian="Noto Sans CJK JP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fo:font-family="'Nimbus Sans'" style:font-family-generic="swiss"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Nimbus Sans" fo:font-family="'Nimbus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Nimbus Sans" fo:font-family="'Nimbus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imbus Sans" fo:font-family="'Nimbus Sans'"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5:34:40.967245187</meta:creation-date>
    <meta:generator>LibreOffice/5.2.1.2$Linux_X86_64 LibreOffice_project/20m0$Build-2</meta:generator>
    <dc:date>2016-09-11T19:16:55.225632184</dc:date>
    <meta:editing-duration>PT2H10M30S</meta:editing-duration>
    <meta:editing-cycles>7</meta:editing-cycles>
    <meta:document-statistic meta:table-count="0" meta:image-count="0" meta:object-count="0" meta:page-count="1" meta:paragraph-count="3" meta:word-count="281" meta:character-count="1864" meta:non-whitespace-character-count="1585"/>
  </office:meta>
</office:document-meta>
</file>